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2.935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2.658cm"/>
    </style:style>
    <style:style style:name="co9" style:family="table-column">
      <style:table-column-properties fo:break-before="auto" style:column-width="2.5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CO96-I1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Normal_5f_CO96-I1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Normal_5f_CO96-I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Normal_5f_CO96-I1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Normal_5f_CO96-I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Normal_5f_CO96-I1">
      <style:table-cell-properties fo:background-color="#000000"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Normal_5f_CO96-I1">
      <style:table-cell-properties fo:background-color="#000000"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CO96-I1">
      <style:table-cell-properties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02cm solid #000000"/>
    </style:style>
    <style:style style:name="ce11" style:family="table-cell" style:parent-style-name="Default">
      <style:table-cell-properties fo:background-color="#000000" style:diagonal-bl-tr="none" style:diagonal-tl-br="none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e6e6ff" fo:border="0.002cm solid #000000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number-columns-repeated="2" table:default-cell-style-name="ce10"/>
        <table:table-column table:style-name="co6" table:default-cell-style-name="ce10"/>
        <table:table-column table:style-name="co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13" office:value-type="string">
            <text:p>N0</text:p>
          </table:table-cell>
          <table:table-cell table:style-name="ce12" office:value-type="float" office:value="100">
            <office:annotation office:display="true" draw:style-name="gr1" draw:text-style-name="P2" svg:width="5.229cm" svg:height="0.596cm" svg:x="26.484cm" svg:y="0.747cm" draw:caption-point-x="5.761cm" draw:caption-point-y="-0.737cm">
              <dc:date>2010-10-05T00:00:00</dc:date>
              <text:p text:style-name="P1"><text:span text:style-name="T1">Nombre de dispositifs étudiés</text:span></text:p>
            </office:annotation>
            <text:p>100</text:p>
          </table:table-cell>
        </table:table-row>
        <table:table-row table:style-name="ro1" table:number-rows-repeated="8"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</table:table-row>
        <table:table-row table:style-name="ro2">
          <table:table-cell table:style-name="ce1" office:value-type="string">
            <text:p>Rang</text:p>
          </table:table-cell>
          <table:table-cell table:style-name="ce3" office:value-type="string">
            <office:annotation office:display="true" draw:style-name="gr2" draw:text-style-name="P2" svg:width="3.526cm" svg:height="0.991cm" svg:x="1.459cm" svg:y="0.289cm" draw:caption-point-x="2.087cm" draw:caption-point-y="3.785cm">
              <dc:date>2010-10-05T00:00:00</dc:date>
              <text:p text:style-name="P1"><text:span text:style-name="T1">Centre de la période observée</text:span></text:p>
            </office:annotation>
            <text:p>tdeb</text:p>
          </table:table-cell>
          <table:table-cell table:style-name="ce1" office:value-type="string">
            <office:annotation office:display="true" draw:style-name="gr3" draw:text-style-name="P2" svg:width="4.078cm" svg:height="1.386cm" svg:x="3.508cm" svg:y="1.64cm" draw:caption-point-x="2.456cm" draw:caption-point-y="2.434cm">
              <dc:date>2010-10-05T00:00:00</dc:date>
              <text:p text:style-name="P1"><text:span text:style-name="T1">Centre de la période observée --&gt; tc[1]=(tdeb[2]-tdeb[1])/2</text:span></text:p>
            </office:annotation>
            <text:p>tc</text:p>
          </table:table-cell>
          <table:table-cell table:style-name="ce1" office:value-type="string">
            <office:annotation office:display="true" draw:style-name="gr3" draw:text-style-name="P2" svg:width="3.567cm" svg:height="0.991cm" svg:x="6.797cm" svg:y="0.215cm" draw:caption-point-x="1.148cm" draw:caption-point-y="3.859cm">
              <dc:date>2010-10-05T00:00:00</dc:date>
              <text:p text:style-name="P1"><text:span text:style-name="T1">Durée période →</text:span></text:p>
              <text:p text:style-name="P1"><text:span text:style-name="T1">dt[1]=tdeb[2]-tdeb[1]</text:span></text:p>
            </office:annotation>
            <text:p>dt</text:p>
          </table:table-cell>
          <table:table-cell table:style-name="ce3" office:value-type="string">
            <office:annotation office:display="true" draw:style-name="gr3" draw:text-style-name="P2" svg:width="5.368cm" svg:height="0.596cm" svg:x="8.688cm" svg:y="2.114cm" draw:caption-point-x="2.206cm" draw:caption-point-y="1.96cm">
              <dc:date>2010-10-05T00:00:00</dc:date>
              <text:p text:style-name="P1"><text:span text:style-name="T1">Défaillants pendant la période</text:span></text:p>
            </office:annotation>
            <text:p>DN</text:p>
          </table:table-cell>
          <table:table-cell table:style-name="ce1" office:value-type="string">
            <office:annotation office:display="true" draw:style-name="gr3" draw:text-style-name="P2" svg:width="5.161cm" svg:height="0.596cm" svg:x="16.66cm" svg:y="1.074cm" draw:caption-point-x="-2.842cm" draw:caption-point-y="3cm">
              <dc:date>2010-10-05T00:00:00</dc:date>
              <text:p text:style-name="P1"><text:span text:style-name="T1">Densité de proba f(t) → DN/N0</text:span></text:p>
            </office:annotation>
            <text:p>f</text:p>
          </table:table-cell>
          <table:table-cell table:style-name="ce1" office:value-type="string">
            <office:annotation office:display="true" draw:style-name="gr3" draw:text-style-name="P2" svg:width="2.899cm" svg:height="1.386cm" svg:x="15.757cm" svg:y="2.293cm" draw:caption-point-x="0.848cm" draw:caption-point-y="1.781cm">
              <dc:date>2011-10-16T00:00:00</dc:date>
              <text:p text:style-name="P1"><text:span text:style-name="T1">Survivants N[1]=N0</text:span></text:p>
              <text:p text:style-name="P1"><text:span text:style-name="T1">N[2]=N[1]-DN[1]</text:span></text:p>
            </office:annotation>
            <text:p>N(tdeb)</text:p>
          </table:table-cell>
          <table:table-cell table:style-name="ce1" office:value-type="string">
            <office:annotation office:display="true" draw:style-name="gr3" draw:text-style-name="P2" svg:width="5.806cm" svg:height="0.596cm" svg:x="19.564cm" svg:y="2.922cm" draw:caption-point-x="-0.172cm" draw:caption-point-y="1.152cm">
              <dc:date>2010-10-05T00:00:00</dc:date>
              <text:p text:style-name="P1"><text:span text:style-name="T1">Fonction de répartition → Cumul (f)</text:span></text:p>
            </office:annotation>
            <text:p>F</text:p>
          </table:table-cell>
          <table:table-cell table:style-name="ce1" office:value-type="string">
            <text:p>Produit (dN.tc)</text:p>
          </table:table-cell>
          <table:table-cell table:style-name="ce1" office:value-type="string">
            <text:p>Produit (dN.tc²)</text:p>
          </table:table-cell>
          <table:table-cell table:style-name="ce1" office:value-type="string">
            <office:annotation office:display="true" draw:style-name="gr3" draw:text-style-name="P2" svg:width="3.295cm" svg:height="0.596cm" svg:x="21.023cm" svg:y="2.031cm" draw:caption-point-x="6.039cm" draw:caption-point-y="2.043cm">
              <dc:date>2010-10-05T00:00:00</dc:date>
              <text:p text:style-name="P1"><text:span text:style-name="T1">Fiabilité R(t) → 1-F</text:span></text:p>
            </office:annotation>
            <text:p>R</text:p>
          </table:table-cell>
          <table:table-cell table:style-name="ce1" office:value-type="string">
            <office:annotation office:display="true" draw:style-name="gr3" draw:text-style-name="P2" svg:width="6.382cm" svg:height="0.596cm" svg:x="26.354cm" svg:y="2.492cm" draw:caption-point-x="3.633cm" draw:caption-point-y="1.582cm">
              <dc:date>2011-10-16T00:00:00</dc:date>
              <text:p text:style-name="P1"><text:span text:style-name="T1">Taux de défaillance → dN/(N*dt)</text:span></text:p>
            </office:annotation>
            <text:p><text:s/><text:span text:style-name="T2"></text:span></text:p>
          </table:table-cell>
          <table:table-cell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style-name="ce6" table:number-columns-repeated="7"/>
          <table:table-cell/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2" office:value-type="float" office:value="3">
            <text:p>3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2" office:value-type="float" office:value="4">
            <text:p>4</text:p>
          </table:table-cell>
          <table:table-cell office:value-type="float" office:value="2400">
            <text:p>240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2" office:value-type="float" office:value="5">
            <text:p>5</text:p>
          </table:table-cell>
          <table:table-cell office:value-type="float" office:value="2600">
            <text:p>2600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2" office:value-type="float" office:value="6">
            <text:p>6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2" office:value-type="float" office:value="7">
            <text:p>7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2" office:value-type="float" office:value="8">
            <text:p>8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2" office:value-type="float" office:value="9">
            <text:p>9</text:p>
          </table:table-cell>
          <table:table-cell office:value-type="float" office:value="3400">
            <text:p>340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2" office:value-type="float" office:value="10">
            <text:p>10</text:p>
          </table:table-cell>
          <table:table-cell office:value-type="float" office:value="3600">
            <text:p>360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 table:style-name="ce2" office:value-type="float" office:value="11">
            <text:p>11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0" table:number-columns-repeated="2"/>
          <table:table-cell table:number-columns-repeated="6"/>
        </table:table-row>
        <table:table-row table:style-name="ro3">
          <table:table-cell/>
          <table:table-cell office:value-type="float" office:value="4200">
            <text:p>4200</text:p>
          </table:table-cell>
          <table:table-cell table:style-name="ce7" table:number-columns-repeated="2"/>
          <table:table-cell table:style-name="ce8"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/>
          <table:table-cell/>
        </table:table-row>
        <table:table-row table:style-name="ro4">
          <table:table-cell/>
          <table:table-cell table:style-name="Default" table:number-columns-repeated="3"/>
          <table:table-cell table:style-name="ce9">
            <office:annotation office:display="true" draw:style-name="gr3" draw:text-style-name="P2" svg:width="2.899cm" svg:height="0.991cm" svg:x="6.504cm" svg:y="14.469cm" draw:caption-point-x="4.39cm" draw:caption-point-y="-1.552cm">
              <dc:date>2010-10-05T00:00:00</dc:date>
              <text:p text:style-name="P1"><text:span text:style-name="T1">S_DN : Somme des DN</text:span></text:p>
            </office:annotation>
          </table:table-cell>
          <table:table-cell table:number-columns-repeated="2"/>
          <table:table-cell table:style-name="Default"/>
          <table:table-cell table:style-name="ce12">
            <office:annotation office:display="true" draw:style-name="gr3" draw:text-style-name="P2" svg:width="2.899cm" svg:height="1.781cm" svg:x="17.141cm" svg:y="14.333cm" draw:caption-point-x="4.899cm" draw:caption-point-y="-1.416cm">
              <dc:date>2010-10-05T00:00:00</dc:date>
              <text:p text:style-name="P1"><text:span text:style-name="T1">S_DN_TC : Somme des produits DN et TC</text:span></text:p>
            </office:annotation>
          </table:table-cell>
          <table:table-cell table:style-name="ce12">
            <office:annotation office:display="true" draw:style-name="gr3" draw:text-style-name="P2" svg:width="2.899cm" svg:height="1.781cm" svg:x="24.814cm" svg:y="15.396cm" draw:caption-point-x="-0.263cm" draw:caption-point-y="-2.479cm">
              <dc:date>2010-10-05T00:00:00</dc:date>
              <text:p text:style-name="P1"><text:span text:style-name="T1">S_DN_TC2 : Somme des produits DN et TC^2</text:span></text:p>
            </office:annotation>
          </table:table-cell>
          <table:table-cell table:style-name="Default" table:number-columns-repeated="2"/>
          <table:table-cell/>
        </table:table-row>
      </table:table>
      <table:named-expressions>
        <table:named-expression table:name="a_10" table:base-cell-address="$Feuille1.$A$1" table:expression=""/>
        <table:named-expression table:name="a_12" table:base-cell-address="$Feuille1.$A$1" table:expression=""/>
        <table:named-expression table:name="a_13" table:base-cell-address="$Feuille1.$A$1" table:expression=""/>
        <table:named-expression table:name="b_10" table:base-cell-address="$Feuille1.$A$1" table:expression=""/>
        <table:named-expression table:name="b_12" table:base-cell-address="$Feuille1.$A$1" table:expression=""/>
        <table:named-expression table:name="b_13" table:base-cell-address="$Feuille1.$A$1" table:expression=""/>
        <table:named-expression table:name="beta_10" table:base-cell-address="$Feuille1.$A$1" table:expression=""/>
        <table:named-expression table:name="beta_12" table:base-cell-address="$Feuille1.$A$1" table:expression=""/>
        <table:named-expression table:name="beta_13" table:base-cell-address="$Feuille1.$A$1" table:expression=""/>
        <table:named-range table:name="Beta_3" table:base-cell-address="$Feuille1.$A$1" table:cell-range-address="$Feuille1.$M$69"/>
        <table:named-expression table:name="Combi_1" table:base-cell-address="$Feuille1.$A$1" table:expression=""/>
        <table:named-range table:name="COVxy" table:base-cell-address="$Feuille1.$A$1" table:cell-range-address="$Feuille1.$M$37"/>
        <table:named-expression table:name="COVxy_10" table:base-cell-address="$Feuille1.$A$1" table:expression=""/>
        <table:named-expression table:name="COVxy_12" table:base-cell-address="$Feuille1.$A$1" table:expression=""/>
        <table:named-expression table:name="COVxy_13" table:base-cell-address="$Feuille1.$A$1" table:expression=""/>
        <table:named-expression table:name="COVxy_3" table:base-cell-address="$Feuille1.$A$1" table:expression=""/>
        <table:named-range table:name="CumNTi_3" table:base-cell-address="$Feuille1.$A$1" table:cell-range-address="$Feuille1.$I$14:.$I$34"/>
        <table:named-expression table:name="Delta_ti" table:base-cell-address="$Feuille1.$A$1" table:expression="$#REF !.$C$8:$C$26"/>
        <table:named-range table:name="DNTic_3" table:base-cell-address="$Feuille1.$A$1" table:cell-range-address="$Feuille1.$H$14:.$H$34"/>
        <table:named-range table:name="DTi_3" table:base-cell-address="$Feuille1.$A$1" table:cell-range-address="$Feuille1.$F$14:.$F$34"/>
        <table:named-range table:name="Eta_3" table:base-cell-address="$Feuille1.$A$1" table:cell-range-address="$Feuille1.$M$70"/>
        <table:named-range table:name="Gama_3" table:base-cell-address="$Feuille1.$A$1" table:cell-range-address="$Feuille1.$M$68"/>
        <table:named-expression table:name="i_5" table:base-cell-address="$Feuille1.$A$1" table:expression="$#REF !.$A$8:$A$26"/>
        <table:named-expression table:name="MTBF_3" table:base-cell-address="$Feuille1.$A$1" table:expression=""/>
        <table:named-range table:name="Mx" table:base-cell-address="$Feuille1.$A$1" table:cell-range-address="$Feuille1.$M$34"/>
        <table:named-expression table:name="N_5" table:base-cell-address="$Feuille1.$A$1" table:expression="$#REF !.$D$5"/>
        <table:named-range table:name="Ncomp_3" table:base-cell-address="$Feuille1.$A$1" table:cell-range-address="$Feuille1.$K$10"/>
        <table:named-expression table:name="Ncomp_9" table:base-cell-address="$Feuille1.$A$1" table:expression="$feuille1.$h$#ref !"/>
        <table:named-expression table:name="NSuc_1" table:base-cell-address="$Feuille1.$A$1" table:expression=""/>
        <table:named-expression table:name="NTent_1" table:base-cell-address="$Feuille1.$A$1" table:expression="45"/>
        <table:named-expression table:name="Sx" table:base-cell-address="$Feuille1.$A$1" table:expression=""/>
        <table:named-expression table:name="Sx_10" table:base-cell-address="$Feuille1.$A$1" table:expression=""/>
        <table:named-expression table:name="Sx_12" table:base-cell-address="$Feuille1.$A$1" table:expression=""/>
        <table:named-expression table:name="Sx_13" table:base-cell-address="$Feuille1.$A$1" table:expression=""/>
        <table:named-expression table:name="Sx_3" table:base-cell-address="$Feuille1.$A$1" table:expression=""/>
        <table:named-expression table:name="Sy" table:base-cell-address="$Feuille1.$A$1" table:expression=""/>
        <table:named-expression table:name="Sy_10" table:base-cell-address="$Feuille1.$A$1" table:expression=""/>
        <table:named-expression table:name="Sy_12" table:base-cell-address="$Feuille1.$A$1" table:expression=""/>
        <table:named-expression table:name="Sy_13" table:base-cell-address="$Feuille1.$A$1" table:expression=""/>
        <table:named-expression table:name="Sy_3" table:base-cell-address="$Feuille1.$A$1" table:expression=""/>
        <table:named-expression table:name="Taux_1" table:base-cell-address="$Feuille1.$A$1" table:expression="0.1"/>
        <table:named-range table:name="TpsTic_3" table:base-cell-address="$Feuille1.$A$1" table:cell-range-address="$Feuille1.$E$14:.$E$34"/>
        <table:named-expression table:name="Treduit_1" table:base-cell-address="$Feuille1.$A$1" table:expression="9.66666666666667"/>
        <table:named-expression table:name="za" table:base-cell-address="$Feuille1.$A$1" table:expression=""/>
        <table:named-expression table:name="zb" table:base-cell-address="$Feuille1.$A$1" table:expression=""/>
        <table:named-expression table:name="zbeta" table:base-cell-address="$Feuille1.$A$1" table:expression=""/>
        <table:named-expression table:name="zCOVxy" table:base-cell-address="$Feuille1.$A$1" table:expression=""/>
        <table:named-expression table:name="zSx" table:base-cell-address="$Feuille1.$A$1" table:expression=""/>
        <table:named-expression table:name="zSy" table:base-cell-address="$Feuille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percentage-style style:name="N134">
      <number:number number:decimal-places="1" number:min-integer-digits="1"/>
      <number:text>%</number:text>
    </number:percentage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96-I1" style:display-name="Normal_CO96-I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COL94-95" style:display-name="Normal_COL94-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style:shadow="none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Données</text:p>
        </style:region-left>
        <style:region-center>
          <text:p>Mise en forme (ttf en classes)</text:p>
        </style:region-center>
        <style:region-right>
          <text:p>scr_013.1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6/10/2011</text:date>, <text:time>18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7_5f_opo_5f_7" style:display-name="PageStyle_7_opo_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opo_5f_7_20_1" style:display-name="PageStyle_7_opo_7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6T18:13:46.60</dc:date>
    <meta:editing-duration>PT1H38M39S</meta:editing-duration>
    <meta:editing-cycles>9</meta:editing-cycles>
    <meta:generator>OpenOffice.org/3.3$Win32 OpenOffice.org_project/330m20$Build-9567</meta:generator>
    <meta:document-statistic meta:table-count="1" meta:cell-count="51" meta:object-count="0"/>
  </office:meta>
</office:document-meta>
</file>